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b32" officeooo:paragraph-rsid="00121b32"/>
    </style:style>
    <style:style style:name="P2" style:family="paragraph" style:parent-style-name="Standard">
      <style:paragraph-properties fo:text-align="start" style:justify-single-word="false"/>
      <style:text-properties officeooo:rsid="001290db" officeooo:paragraph-rsid="001290db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290db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37308"/>
    </style:style>
    <style:style style:name="P5" style:family="paragraph" style:parent-style-name="Standard">
      <style:paragraph-properties fo:text-align="start" style:justify-single-word="false"/>
      <style:text-properties officeooo:rsid="00137308" officeooo:paragraph-rsid="00137308"/>
    </style:style>
    <style:style style:name="P6" style:family="paragraph" style:parent-style-name="Standard">
      <style:paragraph-properties fo:text-align="start" style:justify-single-word="false"/>
      <style:text-properties officeooo:rsid="0014a949" officeooo:paragraph-rsid="0014a949"/>
    </style:style>
    <style:style style:name="T1" style:family="text">
      <style:text-properties officeooo:rsid="001290db"/>
    </style:style>
    <style:style style:name="T2" style:family="text">
      <style:text-properties officeooo:rsid="00137308"/>
    </style:style>
    <style:style style:name="T3" style:family="text">
      <style:text-properties officeooo:rsid="001686d2"/>
    </style:style>
    <style:style style:name="T4" style:family="text">
      <style:text-properties officeooo:rsid="00181c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o <text:span text:style-name="T1">Virus</text:span></text:p>
      <text:p text:style-name="P1"/>
      <text:p text:style-name="P6">Gameplay:</text:p>
      <text:p text:style-name="P6"/>
      <text:list xml:id="list3556607857" text:style-name="L3">
        <text:list-item>
          <text:p text:style-name="P3"><text:span text:style-name="T1">Thirdperson shoulder action survival game with puzzle and crafting elements</text:span></text:p>
        </text:list-item>
      </text:list>
      <text:p text:style-name="P2"/>
      <text:list xml:id="list205500912754902" text:continue-numbering="true" text:style-name="L3">
        <text:list-item>
          <text:p text:style-name="P4"><text:span text:style-name="T2">Playstation 2 graphics no lightening or normal maps, textures do most of the heavy lifting</text:span></text:p>
        </text:list-item>
      </text:list>
      <text:p text:style-name="P5"/>
      <text:p text:style-name="P5"/>
      <text:p text:style-name="P5"/>
      <text:p text:style-name="P6">Intro:</text:p>
      <text:p text:style-name="P6"/>
      <text:p text:style-name="Standard"><text:tab/><text:span text:style-name="T3">Ch</text:span>oose between two veterinarys , <text:span text:style-name="T3">dr</text:span> fulana and <text:span text:style-name="T3">dr </text:span>ciclano, to play. Each of them will <text:span text:style-name="T3">enter</text:span> into the world of Dino Virus trying to solve the mistery behind the sickness that is harming the dinossaurs in the place. The symptoms are hyper <text:span text:style-name="T3">behavioral changes, where the animal can get confusion, agressivness, halucionations, body temperature heat and others.</text:span></text:p>
      <text:p text:style-name="Standard"><text:tab/><text:span text:style-name="T4">Explor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06:03.688920812</meta:creation-date>
    <dc:date>2019-10-17T20:55:00.699758309</dc:date>
    <meta:editing-duration>PT14M16S</meta:editing-duration>
    <meta:editing-cycles>1</meta:editing-cycles>
    <meta:document-statistic meta:table-count="0" meta:image-count="0" meta:object-count="0" meta:page-count="1" meta:paragraph-count="7" meta:word-count="90" meta:character-count="558" meta:non-whitespace-character-count="474"/>
    <meta:generator>LibreOffice/6.0.7.3$Linux_X86_64 LibreOffice_project/00m0$Build-3</meta:generator>
  </office:meta>
</office:document-meta>
</file>